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4.1816666666667cm" style:use-optimal-column-width="true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5.5310416666667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4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&lt;0" style:apply-style-name="cf1"/>
      <style:map style:condition="cell-content()=0" style:apply-style-name="cf2"/>
      <style:map style:condition="cell-content()&gt;0" style:apply-style-name="cf3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string" table:number-columns-spanned="3" table:number-rows-spanned="2" table:style-name="ce4">
            <text:p>Support des fonctions</text:p>
          </table:table-cell>
          <table:covered-table-cell table:number-columns-repeated="2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 table:style-name="ce2"/>
          <table:covered-table-cell/>
          <table:covered-table-cell table:number-columns-repeated="2"/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Liste fonctions\ Browsers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Firefox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Chrom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iPhone</text:p>
          </table:table-cell>
          <table:table-cell office:value-type="string" table:style-name="ce1">
            <text:p>Android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string" table:style-name="ce1">
            <text:p>valide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Géolocalisatio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0" table:style-name="ce5">
            <text:p>0</text:p>
          </table:table-cell>
          <table:table-cell office:value-type="string" table:style-name="ce1">
            <text:p>partie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nexion à un serveu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-1" table:style-name="ce5">
            <text:p>-1</text:p>
          </table:table-cell>
          <table:table-cell office:value-type="string" table:style-name="ce1">
            <text:p>invalid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éconnexion à un serveu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5"/>
          <table:table-cell office:value-type="string" table:style-name="ce1">
            <text:p>inconnu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mulaires de donnée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016" table:style-name="ce2"/>
          <table:table-cell table:number-columns-repeated="15360"/>
        </table:table-row>
        <table:table-row table:style-name="ro3">
          <table:table-cell office:value-type="string" table:style-name="ce1">
            <text:p>Pré-remplissage de données</text:p>
            <text:p>à partir du smartphone</text:p>
            <text:p>(num téléphone par ex.)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pour android, on peut avoir les informations des comptes connectés sur le portable, iphone n'est pas sûre.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ommunication continue ou</text:p>
            <text:p>Régulière (intervale de temps)</text:p>
            <text:p><text:s/>device/serveu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Notification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ontrole son + led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16" table:style-name="ce2"/>
          <table:table-cell table:number-columns-repeated="15360"/>
        </table:table-row>
        <table:table-row table:number-rows-repeated="23" table:style-name="ro4">
          <table:table-cell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hee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950E"/>
    </style:style>
    <style:style style:name="cf3" style:family="table-cell" style:data-style-name="N0">
      <style:table-cell-properties fo:background-color="#00FF00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middle" fo:background-color="#FF0000"/>
    </style:style>
    <style:style style:name="Sans_32_nom2" style:display-name="Sans nom2" style:family="table-cell" style:data-style-name="N0">
      <style:table-cell-properties style:vertical-align="middle" fo:background-color="#FF950E"/>
    </style:style>
    <style:style style:name="Sans_32_nom3" style:display-name="Sans nom3" style:family="table-cell" style:data-style-name="N0">
      <style:table-cell-properties style:vertical-align="middle" fo:background-color="#00FF00"/>
    </style:style>
    <style:style style:name="Sans_32_nom4" style:display-name="Sans nom4" style:family="table-cell" style:data-style-name="N0">
      <style:table-cell-properties style:vertical-align="middle" fo:background-color="#FF0000"/>
    </style:style>
    <style:style style:name="Sans_32_nom5" style:display-name="Sans nom5" style:family="table-cell" style:data-style-name="N0">
      <style:table-cell-properties style:vertical-align="middle" fo:background-color="#FF950E"/>
    </style:style>
    <style:style style:name="Sans_32_nom6" style:display-name="Sans nom6" style:family="table-cell" style:data-style-name="N0">
      <style:table-cell-properties style:vertical-align="middle" fo:background-color="#00FF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arfield</meta:initial-creator>
    <dc:creator>Garfield</dc:creator>
    <meta:creation-date>2009-04-16T11:32:48Z</meta:creation-date>
    <dc:date>2013-11-20T18:12:45Z</dc:date>
    <meta:editing-cycles>4</meta:editing-cycles>
    <meta:editing-duration>PT6083S</meta:editing-duration>
    <meta:user-defined meta:name="Info 1"/>
    <meta:user-defined meta:name="Info 2"/>
    <meta:user-defined meta:name="Info 3"/>
    <meta:user-defined meta:name="Info 4"/>
  </office:meta>
</office:document-meta>
</file>